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style:paragraph-properties fo:margin-left="0cm" fo:margin-right="0cm" fo:margin-top="0cm" fo:margin-bottom="0.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4. Schleife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anchmal wollen wir Dinge für eine bestimmte Zeit wiederholen</text:p>
                <text:p/>
              </text:list-item>
              <text:list-item>
                <text:p>So lange das Fußballspiel läuft, schauen wir z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der Programmierung möchten wir, dass bestimmte Codezeilen häufiger ausgeführt werden</text:p>
                <text:p/>
              </text:list-item>
              <text:list-item>
                <text:p>Hierfür gibt es Schleif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e „while“ Schleife ist die Universalschleife</text:p>
                <text:p/>
              </text:list-item>
              <text:list-item>
                <text:p>Sie erwarten wie die Kontrollstrukturen einen logischen Wert</text:p>
                <text:p/>
              </text:list-item>
              <text:list-item>
                <text:p>Beispiel: while True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Zaehler = 0</text:p>
                <text:p>while Zaehler &lt; 3:</text:p>
                <text:list>
                  <text:list-header>
                    <text:p>print( str( Zaehler ) )</text:p>
                    <text:p>Zaehler = Zaehler + 1</text:p>
                    <text:p>--------------------------------------------------</text:p>
                    <text:p>0</text:p>
                    <text:p>1</text:p>
                    <text:p>2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bestimmten Fällen bietet sich auch eine for Schleife an</text:p>
                <text:p/>
              </text:list-item>
              <text:list-item>
                <text:p>Die for Schleife kann nicht für alle Fälle benutz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for VARIABLE in range(ANFANG, ENDE):</text:p>
                <text:p/>
                <text:p text:style-name="P2">for i in range(0,3):</text:p>
                <text:list>
                  <text:list-header>
                    <text:p>print( str( i ) )</text:p>
                  </text:list-header>
                </text:list>
                <text:p text:style-name="P3">-------------------------------------------------</text:p>
                <text:p text:style-name="P3">0</text:p>
                <text:p text:style-name="P3">1</text:p>
                <text:p>2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ir können Schleifen auch unterbrechen</text:p>
                <text:p/>
              </text:list-item>
              <text:list-item>
                <text:p>Das Schlüsselwort dafür heißt „break“</text:p>
                <text:p/>
              </text:list-item>
              <text:list-item>
                <text:p>Wird nur sehr selten verwendet (wenn der Programmierer keinen guten Code schreib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leif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ir können Schleifen und Kontrollstrukturen miteinander verbinden</text:p>
                <text:p/>
                <text:p>for i in range(0, 4):</text:p>
                <text:list>
                  <text:list-header>
                    <text:p>if i % 2 == 0:</text:p>
                    <text:list>
                      <text:list-header>
                        <text:p>print( str( i ) )</text:p>
                        <text:p>----------------------------------------</text:p>
                        <text:p>0</text:p>
                        <text:p>2</text:p>
                        <text:p>4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1H2M41S</meta:editing-duration>
    <meta:editing-cycles>13</meta:editing-cycles>
    <meta:generator>LibreOffice/6.0.7.3$Linux_X86_64 LibreOffice_project/00m0$Build-3</meta:generator>
    <dc:title>Impress</dc:title>
    <dc:date>2019-01-21T13:50:14.513927936</dc:date>
    <meta:document-statistic meta:object-count="70"/>
  </office:meta>
</office:document-meta>
</file>